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P14" style:parent-style-name="Standard" style:family="paragraph">
      <style:text-properties style:font-name="Arial Unicode MS" style:font-name-asian="Arial Unicode MS" style:font-name-complex="Arial Unicode MS"/>
    </style:style>
    <style:style style:name="P15" style:parent-style-name="NormalWeb" style:family="paragraph">
      <style:paragraph-properties fo:text-align="justify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P20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7" style:family="table-column">
      <style:table-column-properties style:column-width="1.9972in"/>
    </style:style>
    <style:style style:name="TableColumn28" style:family="table-column">
      <style:table-column-properties style:column-width="1.9979in"/>
    </style:style>
    <style:style style:name="TableColumn29" style:family="table-column">
      <style:table-column-properties style:column-width="1.9979in"/>
    </style:style>
    <style:style style:name="Table26" style:family="table">
      <style:table-properties style:width="5.993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7" style:family="table-row">
      <style:table-row-properties style:min-row-height="0.3694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4" style:family="table-row">
      <style:table-row-properties style:min-row-height="0.264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2" style:family="table-row">
      <style:table-row-properties style:min-row-height="0.2916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9" style:family="table-row">
      <style:table-row-properties style:min-row-height="0.2916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1" style:parent-style-name="Normal" style:family="paragraph">
      <style:paragraph-properties fo:break-before="page"/>
    </style:style>
    <style:style style:name="P72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7" style:parent-style-name="Textbody" style:family="paragraph">
      <style:text-properties style:font-name="Arial Unicode MS" style:font-name-asian="Arial Unicode MS" style:font-name-complex="Arial Unicode MS"/>
    </style:style>
    <style:style style:name="P78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9" style:parent-style-name="Textbody" style:family="paragraph"/>
    <style:style style:name="T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4" style:parent-style-name="Fuentedepárrafopredeter." style:family="text">
      <style:text-properties style:font-name="Arial Unicode MS" style:font-name-asian="Arial Unicode MS" style:font-name-complex="Arial Unicode MS"/>
    </style:style>
    <style:style style:name="P85" style:parent-style-name="Textbody" style:family="paragraph"/>
    <style:style style:name="T86" style:parent-style-name="Fuentedepárrafopredeter." style:family="text">
      <style:text-properties style:font-name="Arial" style:font-name-asian="Arial Unicode MS" style:font-name-complex="Arial" style:font-weight-complex="bold"/>
    </style:style>
    <style:style style:name="T87" style:parent-style-name="Fuentedepárrafopredeter." style:family="text">
      <style:text-properties style:font-name="Arial" style:font-name-asian="Arial Unicode MS" style:font-name-complex="Arial" fo:font-weight="bold" style:font-weight-asian="bold"/>
    </style:style>
    <style:style style:name="T88" style:parent-style-name="Fuentedepárrafopredeter." style:family="text">
      <style:text-properties style:font-name="Arial" style:font-name-complex="Arial"/>
    </style:style>
    <style:style style:name="P89" style:parent-style-name="Textbody" style:family="paragraph">
      <style:text-properties style:font-name="Arial" style:font-name-complex="Arial"/>
    </style:style>
    <style:style style:name="P90" style:parent-style-name="Textbody" style:family="paragraph">
      <style:text-properties style:font-name="Arial" style:font-name-complex="Arial"/>
    </style:style>
    <style:style style:name="P91" style:parent-style-name="Textbody" style:family="paragraph">
      <style:paragraph-properties fo:margin-left="0.25in">
        <style:tab-stops/>
      </style:paragraph-properties>
    </style:style>
    <style:style style:name="P92" style:parent-style-name="Textbody" style:family="paragraph"/>
    <style:style style:name="T9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Standard" style:family="paragraph">
      <style:paragraph-properties fo:text-align="justify" fo:margin-bottom="0.1944in"/>
    </style:style>
    <style:style style:name="T9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9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0" style:parent-style-name="Textbody" style:family="paragraph">
      <style:text-properties style:font-name="Arial Unicode MS" style:font-name-asian="Arial Unicode MS" style:font-name-complex="Arial Unicode MS"/>
    </style:style>
    <style:style style:name="P12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2" style:parent-style-name="Textbody" style:family="paragraph"/>
    <style:style style:name="T1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4" style:parent-style-name="Textbody" style:family="paragraph"/>
    <style:style style:name="T1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Textbody" style:family="paragraph"/>
    <style:style style:name="T1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9" style:parent-style-name="Textbody" style:family="paragraph">
      <style:text-properties style:font-name="Arial" style:font-name-complex="Arial"/>
    </style:style>
    <style:style style:name="P130" style:parent-style-name="Textbody" style:family="paragraph">
      <style:text-properties style:font-name="Arial" style:font-name-complex="Arial"/>
    </style:style>
    <style:style style:name="P131" style:parent-style-name="Textbody" style:family="paragraph"/>
    <style:style style:name="T13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3" style:parent-style-name="Standard" style:family="paragraph">
      <style:paragraph-properties fo:text-align="justify" fo:margin-bottom="0.1944in"/>
    </style:style>
    <style:style style:name="T13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8" style:parent-style-name="Textbody" style:family="paragraph">
      <style:text-properties style:font-name="Arial Unicode MS" style:font-name-asian="Arial Unicode MS" style:font-name-complex="Arial Unicode MS"/>
    </style:style>
    <style:style style:name="P159" style:parent-style-name="Textbody" style:family="paragraph"/>
    <style:style style:name="T16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1" style:parent-style-name="Fuentedepárrafopredeter." style:family="text">
      <style:text-properties style:font-name="Arial Unicode MS" style:font-name-asian="Arial Unicode MS" style:font-name-complex="Arial Unicode MS"/>
    </style:style>
    <style:style style:name="P162" style:parent-style-name="Textbody" style:family="paragraph"/>
    <style:style style:name="T16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6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5" style:parent-style-name="Textbody" style:family="paragraph"/>
    <style:style style:name="T16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7" style:parent-style-name="Textbody" style:family="paragraph"/>
    <style:style style:name="T16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9" style:parent-style-name="Textbody" style:family="paragraph">
      <style:text-properties style:font-name="Arial" style:font-name-complex="Arial"/>
    </style:style>
    <style:style style:name="P170" style:parent-style-name="Textbody" style:family="paragraph">
      <style:text-properties style:font-name="Arial" style:font-name-complex="Arial"/>
    </style:style>
    <style:style style:name="P171" style:parent-style-name="Textbody" style:family="paragraph"/>
    <style:style style:name="T17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3" style:parent-style-name="Standard" style:family="paragraph">
      <style:paragraph-properties fo:text-align="justify" fo:margin-bottom="0.1944in"/>
    </style:style>
    <style:style style:name="T17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7" style:parent-style-name="Standard" style:family="paragraph"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0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09" style:parent-style-name="Textbody" style:family="paragraph">
      <style:text-properties style:font-name="Arial Unicode MS" style:font-name-asian="Arial Unicode MS" style:font-name-complex="Arial Unicode MS"/>
    </style:style>
    <style:style style:name="P210" style:parent-style-name="Textbody" style:family="paragraph"/>
    <style:style style:name="T21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2" style:parent-style-name="Fuentedepárrafopredeter." style:family="text">
      <style:text-properties style:font-name="Arial Unicode MS" style:font-name-asian="Arial Unicode MS" style:font-name-complex="Arial Unicode MS"/>
    </style:style>
    <style:style style:name="P213" style:parent-style-name="Textbody" style:family="paragraph"/>
    <style:style style:name="T21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1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8" style:parent-style-name="Textbody" style:family="paragraph"/>
    <style:style style:name="T21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0" style:parent-style-name="Textbody" style:family="paragraph">
      <style:text-properties style:font-name="Arial" style:font-name-complex="Arial"/>
    </style:style>
    <style:style style:name="P221" style:parent-style-name="Textbody" style:family="paragraph">
      <style:text-properties style:font-name="Arial" style:font-name-complex="Arial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paragraph-properties fo:text-align="justify" fo:margin-bottom="0.1944in"/>
    </style:style>
    <style:style style:name="T2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/>
    </style:style>
    <style:style style:name="P229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/>
    </style:style>
    <style:style style:name="TableColumn263" style:family="table-column">
      <style:table-column-properties style:column-width="2in" style:use-optimal-column-width="false"/>
    </style:style>
    <style:style style:name="TableColumn264" style:family="table-column">
      <style:table-column-properties style:column-width="2in" style:use-optimal-column-width="false"/>
    </style:style>
    <style:style style:name="TableColumn265" style:family="table-column">
      <style:table-column-properties style:column-width="2in" style:use-optimal-column-width="false"/>
    </style:style>
    <style:style style:name="Table262" style:family="table">
      <style:table-properties style:width="6in" fo:margin-left="-0.009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1" style:family="table-cell">
      <style:table-cell-properties fo:border="0.0034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0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0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08" style:parent-style-name="Fuentedepárrafopredeter." style:family="text">
      <style:text-properties style:font-name="Arial Unicode MS" style:font-name-asian="Arial Unicode MS" style:font-name-complex="Arial Unicode MS"/>
    </style:style>
    <style:style style:name="T309" style:parent-style-name="Fuentedepárrafopredeter." style:family="text">
      <style:text-properties style:font-name="Arial Unicode MS" style:font-name-asian="Arial Unicode MS" style:font-name-complex="Arial Unicode MS"/>
    </style:style>
    <style:style style:name="T310" style:parent-style-name="Fuentedepárrafopredeter." style:family="text">
      <style:text-properties style:font-name="Arial Unicode MS" style:font-name-asian="Arial Unicode MS" style:font-name-complex="Arial Unicode MS"/>
    </style:style>
    <style:style style:name="P311" style:parent-style-name="Standard" style:family="paragraph">
      <style:text-properties style:font-name="Arial Unicode MS" style:font-name-asian="Arial Unicode MS" style:font-name-complex="Arial Unicode MS"/>
    </style:style>
    <style:style style:name="P31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1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14" style:parent-style-name="Standard" style:family="paragraph">
      <style:text-properties style:font-name="Arial Unicode MS" style:font-name-asian="Arial Unicode MS" style:font-name-complex="Arial Unicode MS"/>
    </style:style>
    <style:style style:name="T315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16" style:parent-style-name="Fuentedepárrafopredeter." style:family="text">
      <style:text-properties style:font-name="Arial Unicode MS" style:font-name-asian="Arial Unicode MS" style:font-name-complex="Arial Unicode MS"/>
    </style:style>
    <style:style style:name="T317" style:parent-style-name="Fuentedepárrafopredeter." style:family="text">
      <style:text-properties style:font-name="Arial Unicode MS" style:font-name-asian="Arial Unicode MS" style:font-name-complex="Arial Unicode MS"/>
    </style:style>
    <style:style style:name="P318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1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Lunes 19 de enero</text:span></text:p>
      <text:p text:style-name="Standard"><text:span text:style-name="T10"><text:tab/>Hora<text:s/></text:span><text:span text:style-name="T11"><text:tab/>: 1:30pm</text:span></text:p>
      <text:p text:style-name="Standard"><text:span text:style-name="T12"><text:tab/>Lugar</text:span><text:span text:style-name="T13"><text:tab/>: Universidad</text:span></text:p>
      <text:p text:style-name="P14"><text:tab/></text:p>
      <text:p text:style-name="P15"><text:span text:style-name="T16">Siendo las 1:30 horas del día 19 de enero de 2026, se reúne el grupo:<text:s/></text:span><text:span text:style-name="T17">Creaciones Yenir – Grupo 6</text:span><text:span text:style-name="T18">, en sesión<text:s/></text:span><text:span text:style-name="T19">extraordinaria previa citación realizada.</text:span></text:p>
      <text:p text:style-name="P20">ASISTENTES:</text:p>
      <text:p text:style-name="Standard"><text:span text:style-name="T21">La persona encargada que preceder la reunión,<text:s/></text:span><text:span text:style-name="T22">Dilan Flores Martínez</text:span><text:span text:style-name="T23">, pasó lista y determinó que había quórum.</text:span></text:p>
      <text:p text:style-name="P24">Los asistentes a esta reunión son: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Colaborador</text:p>
          </table:table-cell>
          <table:table-cell table:style-name="TableCell33">
            <text:p text:style-name="P34">Estado</text:p>
          </table:table-cell>
          <table:table-cell table:style-name="TableCell35">
            <text:p text:style-name="P36">Rol</text:p>
          </table:table-cell>
        </table:table-row>
        <table:table-row table:style-name="TableRow37">
          <table:table-cell table:style-name="TableCell38">
            <text:p text:style-name="P39">Diego Bonilla</text:p>
          </table:table-cell>
          <table:table-cell table:style-name="TableCell40">
            <text:p text:style-name="P41">Presente<text:s/></text:p>
          </table:table-cell>
          <table:table-cell table:style-name="TableCell42">
            <text:p text:style-name="P43">Desarrollador<text:s/></text:p>
          </table:table-cell>
        </table:table-row>
        <table:table-row table:style-name="TableRow44">
          <table:table-cell table:style-name="TableCell45">
            <text:p text:style-name="P46">Sirleni Aguilar</text:p>
            <text:p text:style-name="P47"/>
          </table:table-cell>
          <table:table-cell table:style-name="TableCell48">
            <text:p text:style-name="P49">Presente</text:p>
          </table:table-cell>
          <table:table-cell table:style-name="TableCell50">
            <text:p text:style-name="P51">Desarrolladora</text:p>
          </table:table-cell>
        </table:table-row>
        <table:table-row table:style-name="TableRow52">
          <table:table-cell table:style-name="TableCell53">
            <text:p text:style-name="P54">Anthony Sanchez</text:p>
          </table:table-cell>
          <table:table-cell table:style-name="TableCell55">
            <text:p text:style-name="P56">Presente</text:p>
          </table:table-cell>
          <table:table-cell table:style-name="TableCell57">
            <text:p text:style-name="P58">Desarrollador</text:p>
          </table:table-cell>
        </table:table-row>
        <table:table-row table:style-name="TableRow59">
          <table:table-cell table:style-name="TableCell60">
            <text:p text:style-name="P61">Dilan Flores<text:s/></text:p>
          </table:table-cell>
          <table:table-cell table:style-name="TableCell62">
            <text:p text:style-name="P63">Presente</text:p>
          </table:table-cell>
          <table:table-cell table:style-name="TableCell64">
            <text:p text:style-name="P65">Scrum Máster</text:p>
          </table:table-cell>
        </table:table-row>
      </table:table>
      <text:p text:style-name="P66"/>
      <text:p text:style-name="P67"/>
      <text:p text:style-name="P68"/>
      <text:p text:style-name="P69"/>
      <text:p text:style-name="P70"/>
      <text:p text:style-name="P71"/>
      <text:p text:style-name="P72">AGENDA:</text:p>
      <text:p text:style-name="P73">Dilan:</text:p>
      <text:p text:style-name="P74">ASUNTOS:</text:p>
      <text:p text:style-name="P75"/>
      <text:list text:style-name="WW8Num5">
        <text:list-item text:start-value="1">
          <text:p text:style-name="P76">Asuntos tratados y acuerdos tomados</text:p>
        </text:list-item>
      </text:list>
      <text:p text:style-name="P77"><text:tab/><text:tab/></text:p>
      <text:list text:style-name="LFO8" text:continue-numbering="true">
        <text:list-item>
          <text:p text:style-name="P78">Qué he hecho</text:p>
        </text:list-item>
        <text:list-item>
          <text:p text:style-name="P79"><text:span text:style-name="T80">El día de hoy elaboramos el<text:s/></text:span><text:span text:style-name="T81">backlog y lo subimos a taiga, asignamos tareas y cálculo de peso</text:span></text:p>
        </text:list-item>
        <text:list-item>
          <text:p text:style-name="P82"><text:span text:style-name="T83">Qué voy a hacer</text:span><text:span text:style-name="T84">:</text:span></text:p>
        </text:list-item>
      </text:list>
      <text:list text:style-name="LFO9" text:continue-numbering="true">
        <text:list-item>
          <text:p text:style-name="P85"><text:span text:style-name="T86">Voy a estar desarrollando las historias 1</text:span><text:span text:style-name="T87">.</text:span><text:span text:style-name="T88">1, 1.2 y 1.5 del módulo de Usuarios desde el apartado de Backend.</text:span></text:p>
        </text:list-item>
        <text:list-item>
          <text:p text:style-name="P89">Voy a apoyar al equipo para la creación de la base de datos compartida para la realización del proyecto en SQLServer.<text:s/></text:p>
        </text:list-item>
        <text:list-item>
          <text:p text:style-name="P90">Voy a apoyar al equipo a organizar los repositorios con las carpetas solicitadas por el profesor en gitUCR.<text:s/></text:p>
        </text:list-item>
      </text:list>
      <text:p text:style-name="P91"/>
      <text:list text:style-name="LFO8" text:continue-numbering="true">
        <text:list-item>
          <text:p text:style-name="P92"><text:span text:style-name="T93">Impedimentos:<text:s/></text:span></text:p>
        </text:list-item>
        <text:list-item>
          <text:p text:style-name="P94"><text:span text:style-name="T95">Tareas realizadas que no fueron planeadas:</text:span></text:p>
        </text:list-item>
      </text:list>
      <text:list text:style-name="WW8Num5" text:continue-numbering="true">
        <text:list-item>
          <text:p text:style-name="P96">Asuntos Pendientes</text:p>
        </text:list-item>
      </text:list>
      <text:p text:style-name="P97"/>
      <text:list text:style-name="WW8Num5" text:continue-numbering="true">
        <text:list-item>
          <text:p text:style-name="P98">Asuntos Nuevos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Diego:</text:p>
      <text:p text:style-name="P117">ASUNTOS:</text:p>
      <text:p text:style-name="P118"/>
      <text:list text:style-name="LFO10" text:continue-numbering="true">
        <text:list-item>
          <text:p text:style-name="P119">Asuntos tratados y acuerdos tomados</text:p>
        </text:list-item>
      </text:list>
      <text:p text:style-name="P120"><text:tab/><text:tab/></text:p>
      <text:list text:style-name="LFO8" text:continue-numbering="true">
        <text:list-item>
          <text:p text:style-name="P121">Qué he hecho:</text:p>
        </text:list-item>
        <text:list-item>
          <text:p text:style-name="P122"><text:span text:style-name="T123">El día de hoy elaboramos el backlog y lo subimos a taiga, asignamos tareas y cálculo de peso</text:span></text:p>
        </text:list-item>
        <text:list-item>
          <text:p text:style-name="P124"><text:span text:style-name="T125">Qué voy a hacer:</text:span></text:p>
        </text:list-item>
      </text:list>
      <text:list text:style-name="LFO9" text:continue-numbering="true">
        <text:list-item>
          <text:p text:style-name="P126"><text:span text:style-name="T127">Voy a encargarme de las historias 1.1 y 1.4 del<text:s/></text:span><text:span text:style-name="T128">módulo de usuarios desde el apartado de Backend.<text:s/></text:span></text:p>
        </text:list-item>
        <text:list-item>
          <text:p text:style-name="P129">Voy a apoyar al equipo para la creación de la base de datos compartida para la realización del proyecto en SQLServer.<text:s/></text:p>
        </text:list-item>
        <text:list-item>
          <text:p text:style-name="P130">Voy a apoyar al equipo a organizar los repositorios con las carpetas<text:s/>solicitadas por el profesor en gitUCR.<text:s/></text:p>
        </text:list-item>
      </text:list>
      <text:list text:style-name="LFO8" text:continue-numbering="true">
        <text:list-item>
          <text:p text:style-name="P131"><text:span text:style-name="T132">Impedimentos:<text:s/></text:span></text:p>
        </text:list-item>
        <text:list-item>
          <text:p text:style-name="P133"><text:span text:style-name="T134">Tareas realizadas que no fueron planeadas</text:span><text:span text:style-name="T135">:</text:span></text:p>
        </text:list-item>
      </text:list>
      <text:list text:style-name="LFO10" text:continue-numbering="true">
        <text:list-item>
          <text:p text:style-name="P136">Asuntos Pendientes</text:p>
        </text:list-item>
      </text:list>
      <text:p text:style-name="P137"/>
      <text:list text:style-name="LFO10" text:continue-numbering="true">
        <text:list-item>
          <text:p text:style-name="P138">Asuntos Nuevos</text:p>
        </text:list-item>
      </text:list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Sirleni:</text:p>
      <text:p text:style-name="P155">ASUNTOS:</text:p>
      <text:p text:style-name="P156"/>
      <text:list text:style-name="LFO11" text:continue-numbering="true">
        <text:list-item>
          <text:p text:style-name="P157">Asuntos tratados y acuerdos tomados</text:p>
        </text:list-item>
      </text:list>
      <text:p text:style-name="P158"><text:tab/><text:tab/></text:p>
      <text:list text:style-name="LFO8" text:continue-numbering="true">
        <text:list-item>
          <text:p text:style-name="P159"><text:span text:style-name="T160">Qué he hecho</text:span><text:span text:style-name="T161">:</text:span></text:p>
        </text:list-item>
        <text:list-item>
          <text:p text:style-name="P162"><text:span text:style-name="T163">El día de hoy elaboramos el<text:s/></text:span><text:span text:style-name="T164">backlog y lo subimos a taiga, asignamos tareas y cálculo de peso</text:span></text:p>
        </text:list-item>
        <text:list-item>
          <text:p text:style-name="P165"><text:span text:style-name="T166">Qué voy a hacer:</text:span></text:p>
        </text:list-item>
      </text:list>
      <text:list text:style-name="LFO9" text:continue-numbering="true">
        <text:list-item>
          <text:p text:style-name="P167"><text:span text:style-name="T168">Voy a encargarme de la creación del dashboard para el administrador en el frontend, también voy a encargarme de la historia 1.2 del módulo de usuarios desde el apartado de Frontend.</text:span></text:p>
        </text:list-item>
        <text:list-item>
          <text:p text:style-name="P169">Voy a apoyar al equipo para la creación de la base de datos compartida para la realización del proyecto en SQLServer.<text:s/></text:p>
        </text:list-item>
        <text:list-item>
          <text:p text:style-name="P170">Voy a apoyar al equipo a organizar los repositorios con las carpetas solicitadas por el profesor en gitUCR.<text:s/></text:p>
        </text:list-item>
      </text:list>
      <text:list text:style-name="LFO8" text:continue-numbering="true">
        <text:list-item>
          <text:p text:style-name="P171"><text:span text:style-name="T172">Impedimentos:<text:s/></text:span></text:p>
        </text:list-item>
        <text:list-item>
          <text:p text:style-name="P173"><text:span text:style-name="T174">Tareas realizadas que no fueron planeadas</text:span><text:span text:style-name="T175">:</text:span></text:p>
        </text:list-item>
      </text:list>
      <text:list text:style-name="LFO11" text:continue-numbering="true">
        <text:list-item>
          <text:p text:style-name="P176">Asuntos Pendientes</text:p>
        </text:list-item>
      </text:list>
      <text:p text:style-name="P177"/>
      <text:p text:style-name="P178"/>
      <text:list text:style-name="LFO11" text:continue-numbering="true">
        <text:list-item>
          <text:p text:style-name="P179">Asuntos Nuevos</text:p>
        </text:list-item>
      </text:list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>Anthony:</text:p>
      <text:p text:style-name="P206">ASUNTOS:</text:p>
      <text:p text:style-name="P207"/>
      <text:list text:style-name="LFO12" text:continue-numbering="true">
        <text:list-item>
          <text:p text:style-name="P208">Asuntos tratados y acuerdos tomados</text:p>
        </text:list-item>
      </text:list>
      <text:p text:style-name="P209"><text:tab/><text:tab/></text:p>
      <text:list text:style-name="LFO8" text:continue-numbering="true">
        <text:list-item>
          <text:p text:style-name="P210"><text:span text:style-name="T211">Qué he hecho</text:span><text:span text:style-name="T212">:</text:span></text:p>
        </text:list-item>
        <text:list-item>
          <text:p text:style-name="P213"><text:span text:style-name="T214">El día de hoy elaboramos el backlog y lo subimos a taiga,<text:s/></text:span><text:span text:style-name="T215">asignamos tareas y cálculo de peso</text:span></text:p>
        </text:list-item>
        <text:list-item>
          <text:p text:style-name="P216"><text:span text:style-name="T217">Qué voy a hacer:</text:span></text:p>
        </text:list-item>
      </text:list>
      <text:list text:style-name="LFO9" text:continue-numbering="true">
        <text:list-item>
          <text:p text:style-name="P218"><text:span text:style-name="T219">Voy a encargarme de las historias 1.1(Vista de registro y vista de acceso) del módulo de Usuarios desde el apartado de Frontend.<text:s/></text:span></text:p>
        </text:list-item>
        <text:list-item>
          <text:p text:style-name="P220">Voy a apoyar al equipo para la creación de la base de datos<text:s/>compartida para la realización del proyecto en SQLServer.<text:s/></text:p>
        </text:list-item>
        <text:list-item>
          <text:p text:style-name="P221">Voy a apoyar al equipo a organizar los repositorios con las carpetas solicitadas por el profesor en gitUCR.<text:s/></text:p>
        </text:list-item>
      </text:list>
      <text:list text:style-name="LFO8" text:continue-numbering="true">
        <text:list-item>
          <text:p text:style-name="P222"><text:span text:style-name="T223">Impedimentos:<text:s/></text:span></text:p>
        </text:list-item>
        <text:list-item>
          <text:p text:style-name="P224"><text:span text:style-name="T225">Tareas realizadas que no fueron planeadas</text:span><text:span text:style-name="T226">:</text:span></text:p>
        </text:list-item>
      </text:list>
      <text:list text:style-name="LFO12" text:continue-numbering="true">
        <text:list-item>
          <text:p text:style-name="P227">Asuntos Pendientes</text:p>
        </text:list-item>
      </text:list>
      <text:p text:style-name="P228"/>
      <text:p text:style-name="P229"/>
      <text:list text:style-name="LFO12" text:continue-numbering="true">
        <text:list-item>
          <text:p text:style-name="P230">Asuntos Nuevos</text:p>
        </text:list-item>
      </text:list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>Cumplimiento de tareas asignadas</text:p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Tarea</text:p>
          </table:table-cell>
          <table:table-cell table:style-name="TableCell269">
            <text:p text:style-name="P270">Responsable</text:p>
          </table:table-cell>
          <table:table-cell table:style-name="TableCell271">
            <text:p text:style-name="P272">Grado de conclusión</text:p>
          </table:table-cell>
        </table:table-row>
        <table:table-row table:style-name="TableRow273">
          <table:table-cell table:style-name="TableCell274">
            <text:p text:style-name="P275">Voy a estar desarrollando las historias 1.1, 1.2 y 1.5 del módulo de Usuarios desde el apartado de Backend.</text:p>
            <text:p text:style-name="P276">Voy a apoyar al equipo para<text:s/>la creación de la base de datos compartida para la realización del proyecto en SQLServer.<text:s/></text:p>
            <text:p text:style-name="P277">Voy a apoyar al equipo a organizar los repositorios con las carpetas solicitadas por el profesor en gitUCR.<text:s/></text:p>
            <text:p text:style-name="TableContents"/>
          </table:table-cell>
          <table:table-cell table:style-name="TableCell278">
            <text:p text:style-name="TableContents">Dilan Flores</text:p>
            <text:p text:style-name="TableContents"><text:s/></text:p>
          </table:table-cell>
          <table:table-cell table:style-name="TableCell279">
            <text:p text:style-name="TableContents">Pendiente</text:p>
          </table:table-cell>
        </table:table-row>
        <table:table-row table:style-name="TableRow280">
          <table:table-cell table:style-name="TableCell281">
            <text:p text:style-name="P282">Voy a encargarme de las<text:s/>historias 1.1 y 1.4 del módulo de usuarios desde el apartado de Backend.<text:s/></text:p>
            <text:p text:style-name="P283">Voy a apoyar al equipo para la creación de la base de datos compartida para la realización del proyecto en SQLServer.<text:s/></text:p>
            <text:p text:style-name="P284">Voy a apoyar al equipo a organizar los repositorios con las carpetas solicitadas por el profesor en gitUCR.<text:s/></text:p>
          </table:table-cell>
          <table:table-cell table:style-name="TableCell285">
            <text:p text:style-name="TableContents">Diego Bonilla</text:p>
          </table:table-cell>
          <table:table-cell table:style-name="TableCell286">
            <text:p text:style-name="TableContents">Pendiente</text:p>
            <text:p text:style-name="TableContents"/>
          </table:table-cell>
        </table:table-row>
        <table:table-row table:style-name="TableRow287">
          <table:table-cell table:style-name="TableCell288">
            <text:p text:style-name="P289">Voy a encargarme de la creación del dashboard para el administrador en el frontend, también voy a encargarme de la historia 1.2 del módulo de usuarios desde el apartado de Frontend.</text:p>
            <text:p text:style-name="P290">Voy a apoyar al equipo para la creación de la base de datos compartida para la realización del proyecto en SQLServer.<text:s/></text:p>
            <text:p text:style-name="P291">Voy a apoyar al equipo a organizar los repositorios con las carpetas solicitadas por el profesor en gitUCR.<text:s/></text:p>
            <text:p text:style-name="TableContents"/>
          </table:table-cell>
          <table:table-cell table:style-name="TableCell292">
            <text:p text:style-name="TableContents">Sirleni Aguilar</text:p>
          </table:table-cell>
          <table:table-cell table:style-name="TableCell293">
            <text:p text:style-name="TableContents">Pendiente</text:p>
          </table:table-cell>
        </table:table-row>
        <table:table-row table:style-name="TableRow294">
          <table:table-cell table:style-name="TableCell295">
            <text:p text:style-name="P296">Voy a encargarme de las historias 1.1(Vista de registro y vista de acceso) del módulo de Usuarios desde el apartado de Frontend.<text:s/></text:p>
            <text:p text:style-name="P297">Voy a apoyar al equipo para la creación de la base de datos compartida para la realización del proyecto en SQLServer.<text:s/></text:p>
            <text:p text:style-name="P298">Voy a apoyar al equipo a organizar los repositorios con las carpetas solicitadas por el profesor en gitUCR.<text:s/></text:p>
          </table:table-cell>
          <table:table-cell table:style-name="TableCell299">
            <text:p text:style-name="TableContents">Anthony Sánchez</text:p>
          </table:table-cell>
          <table:table-cell table:style-name="TableCell300">
            <text:p text:style-name="TableContents">Pendiente</text:p>
          </table:table-cell>
        </table:table-row>
        <table:table-row table:style-name="TableRow301"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  <table:table-cell table:style-name="TableCell304">
            <text:p text:style-name="TableContents"/>
          </table:table-cell>
        </table:table-row>
      </table:table>
      <text:p text:style-name="P305"/>
      <text:p text:style-name="P306">PROXIMA REUNION:</text:p>
      <text:p text:style-name="P307"/>
      <text:p text:style-name="Standard"><text:span text:style-name="T308">Fecha: 19 de enero de 2026</text:span></text:p>
      <text:p text:style-name="Standard"><text:span text:style-name="T309">Hora: 8:00 AM</text:span></text:p>
      <text:p text:style-name="Standard"><text:span text:style-name="T310">Lugar: Meeting</text:span></text:p>
      <text:p text:style-name="P311"/>
      <text:p text:style-name="P312"/>
      <text:p text:style-name="P313">CLAUSURA:</text:p>
      <text:p text:style-name="P314"/>
      <text:p text:style-name="Standard"><text:span text:style-name="T315">Dilan Flores Martínez</text:span><text:span text:style-name="T316">, como<text:s/></text:span><text:span text:style-name="T317">persona encargada de preceder la reunión, clausura la reunión a las 1:44pm.</text:span></text:p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1T14:37:00Z</dc:date>
    <meta:template xlink:href="Normal" xlink:type="simple"/>
    <meta:editing-cycles>30</meta:editing-cycles>
    <meta:editing-duration>PT10200S</meta:editing-duration>
    <meta:document-statistic meta:page-count="1" meta:paragraph-count="129" meta:word-count="847" meta:character-count="4922" meta:row-count="300" meta:non-whitespace-character-count="4204"/>
  </office:meta>
</office:document-meta>
</file>